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Harlow Solid Italic" svg:font-family="'Harlow Solid Italic'" style:font-family-generic="decorative" style:font-pitch="variable"/>
    <style:font-face style:name="Times New Roman" svg:font-family="'Times New Roman'" style:font-family-generic="roman" style:font-pitch="variable"/>
    <style:font-face style:name="Kunstler Script" svg:font-family="'Kunstler Script'" style:font-family-generic="script" style:font-pitch="variable"/>
    <style:font-face style:name="Lucida Calligraphy" svg:font-family="'Lucida Calligraphy'" style:font-family-generic="script" style:font-pitch="variable"/>
    <style:font-face style:name="Mistral" svg:font-family="Mistral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color="#ffcc99" style:font-name="Lucida Calligraphy" fo:font-weight="bold" style:font-weight-asian="bold"/>
    </style:style>
    <style:style style:name="P2" style:family="paragraph" style:parent-style-name="Standard">
      <style:text-properties fo:color="#ffba8f" style:font-name="Lucida Calligraphy"/>
    </style:style>
    <style:style style:name="P3" style:family="paragraph" style:parent-style-name="Standard">
      <style:text-properties fo:color="#d0b6a0" style:font-name="Harlow Solid Italic" fo:font-size="18pt" fo:font-weight="bold" style:font-size-asian="18pt" style:font-weight-asian="bold" style:font-size-complex="18pt"/>
    </style:style>
    <style:style style:name="P4" style:family="paragraph" style:parent-style-name="Standard">
      <style:text-properties fo:color="#feb8bd" style:font-name="Kunstler Script" fo:font-size="26pt" fo:font-weight="bold" style:font-size-asian="26pt" style:font-weight-asian="bold" style:font-size-complex="26pt"/>
    </style:style>
    <style:style style:name="P5" style:family="paragraph" style:parent-style-name="Standard">
      <style:text-properties fo:color="#ff9999" style:font-name="Mistral" fo:font-size="20pt" fo:font-weight="bold" style:font-size-asian="20pt" style:font-weight-asian="bold" style:font-size-complex="20pt"/>
    </style:style>
    <style:style style:name="P6" style:family="paragraph" style:parent-style-name="Standard">
      <style:text-properties fo:language="none" fo:country="none" style:language-asian="none" style:country-asian="none"/>
    </style:style>
    <style:style style:name="P7" style:family="paragraph" style:parent-style-name="Standard" style:master-page-name="Standard">
      <style:paragraph-properties style:page-number="auto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000000" style:background-transparency="0%" fo:padding-left="0.263cm" fo:padding-right="0.263cm" fo:padding-top="0.136cm" fo:padding-bottom="0.136cm" fo:border="0.018cm solid #000000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Standard"/>
      <text:p text:style-name="Standard"/>
      <text:p text:style-name="Standard"/>
      <text:p text:style-name="P6">Ando buscando palabras para invocarte, para encontrar tu sendero entre mis dedos, abrumarte con felicidad y de paso ser abrumado. tengo que encontrar donde ha partido tu risa, por donde andas encogiendo columnas, las de la cuidad, y por donde repartes tu alegria y estar por ahi cerca.<text:line-break/>en general,sigo en la busqueda interminable de ser arte de tu panteon, de corregir mi rumbo con tus ojos, de que girtes tu timon con mkis risas<draw:frame draw:style-name="fr1" draw:name="Marco1" text:anchor-type="char" svg:x="1.258cm" svg:y="4.39cm" svg:width="18.122cm" svg:height="5.105cm" draw:z-index="0"><draw:text-box><text:p text:style-name="P1">Te quiero</text:p><text:p text:style-name="P2">Te quiero</text:p><text:p text:style-name="P3">Te quiero </text:p><text:p text:style-name="P4">Te quiero</text:p><text:p text:style-name="P5">Te quiero 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Harlow Solid Italic" svg:font-family="'Harlow Solid Italic'" style:font-family-generic="decorative" style:font-pitch="variable"/>
    <style:font-face style:name="Times New Roman" svg:font-family="'Times New Roman'" style:font-family-generic="roman" style:font-pitch="variable"/>
    <style:font-face style:name="Kunstler Script" svg:font-family="'Kunstler Script'" style:font-family-generic="script" style:font-pitch="variable"/>
    <style:font-face style:name="Lucida Calligraphy" svg:font-family="'Lucida Calligraphy'" style:font-family-generic="script" style:font-pitch="variable"/>
    <style:font-face style:name="Mistral" svg:font-family="Mistral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MX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Text_20_body" style:class="extra"/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3cm" fo:margin-bottom="3cm" fo:margin-left="2.501cm" fo:margin-right="2.501cm" style:writing-mode="lr-tb" style:layout-grid-color="#c0c0c0" style:layout-grid-lines="23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         </dc:title>
    <meta:initial-creator>aa</meta:initial-creator>
    <meta:creation-date>2010-11-30T22:04:00</meta:creation-date>
    <dc:creator>Miguel Iglesias</dc:creator>
    <dc:date>2010-11-30T23:20:10</dc:date>
    <meta:editing-cycles>3</meta:editing-cycles>
    <meta:editing-duration>PT01H15M47S</meta:editing-duration>
    <meta:generator>OpenOffice.org/3.2$Linux OpenOffice.org_project/320m12$Build-9483</meta:generator>
    <meta:document-statistic meta:table-count="0" meta:image-count="0" meta:object-count="0" meta:page-count="1" meta:paragraph-count="6" meta:word-count="85" meta:character-count="476"/>
    <meta:user-defined meta:name="Información 1"/>
    <meta:user-defined meta:name="Información 2"/>
    <meta:user-defined meta:name="Información 3"/>
    <meta:user-defined meta:name="Información 4"/>
  </office:meta>
</office:document-meta>
</file>